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officeooo:rsid="001133d0" officeooo:paragraph-rsid="001133d0" style:font-size-asian="16pt" style:font-size-complex="16pt"/>
    </style:style>
    <style:style style:name="P2" style:family="paragraph" style:parent-style-name="Standard">
      <style:text-properties fo:font-size="16pt" officeooo:rsid="00119c06" officeooo:paragraph-rsid="00119c06" style:font-size-asian="16pt" style:font-size-complex="16pt"/>
    </style:style>
    <style:style style:name="P3" style:family="paragraph" style:parent-style-name="Standard">
      <style:text-properties fo:font-size="16pt" officeooo:rsid="000e1963" officeooo:paragraph-rsid="000e1963" style:font-size-asian="16pt" style:font-size-complex="16pt"/>
    </style:style>
    <style:style style:name="P4" style:family="paragraph" style:parent-style-name="Standard">
      <loext:graphic-properties draw:fill="none"/>
      <style:paragraph-properties fo:margin-left="0cm" fo:margin-right="-0.9cm" fo:text-indent="0cm" style:auto-text-indent="false" fo:background-color="transparent"/>
      <style:text-properties fo:font-size="16pt" officeooo:rsid="000e1963" officeooo:paragraph-rsid="000e1963" style:font-size-asian="16pt" style:font-size-complex="16pt"/>
    </style:style>
    <style:style style:name="P5" style:family="paragraph" style:parent-style-name="Standard">
      <loext:graphic-properties draw:fill="none"/>
      <style:paragraph-properties fo:margin-left="0cm" fo:margin-right="-0.9cm" fo:text-indent="0cm" style:auto-text-indent="false" fo:background-color="transparent"/>
      <style:text-properties fo:font-size="16pt" officeooo:rsid="000f424c" officeooo:paragraph-rsid="000f424c" style:font-size-asian="16pt" style:font-size-complex="16pt"/>
    </style:style>
    <style:style style:name="P6" style:family="paragraph" style:parent-style-name="Standard" style:master-page-name="">
      <loext:graphic-properties draw:fill="none"/>
      <style:paragraph-properties fo:margin-left="0cm" fo:margin-right="-0.9cm" fo:text-indent="0cm" style:auto-text-indent="false" style:page-number="auto" fo:background-color="transparent"/>
      <style:text-properties fo:font-size="16pt" officeooo:rsid="000e1963" officeooo:paragraph-rsid="000e1963" style:font-size-asian="16pt" style:font-size-complex="16pt"/>
    </style:style>
    <style:style style:name="T1" style:family="text">
      <style:text-properties officeooo:rsid="000f424c"/>
    </style:style>
    <style:style style:name="T2" style:family="text">
      <style:text-properties officeooo:rsid="001133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de.js</text:p>
      <text:p text:style-name="P4"/>
      <text:p text:style-name="P4">Javascript <text:s/>a été inventé en 1995, et était surtout utilisé à ses débuts pour les effets cosmétiques sur les pages web, puis avec Jquery par exemple dans les années 2000.</text:p>
      <text:p text:style-name="P4">C'est l'apparition de Google Chrome et de son moteur d'exécution V8 qui a permis d'accélérer l'exécution du code javascript.</text:p>
      <text:p text:style-name="P4">Node.js est ensuite apparu basé sur le moteur V8 de Google , crée par Ryan Dahl.</text:p>
      <text:p text:style-name="P4"/>
      <text:p text:style-name="P4">Node permet d'utiliser le langage javascript coté serveur, pour développer des applications évolutives en utilisant des IO non bloquantes pour gérer les requêtes entrantes et sortantes ainsi que tout le process lié à la requête.</text:p>
      <text:p text:style-name="P4"/>
      <text:p text:style-name="P4">Node est un environnement très bas niveau, basé sur les événements, <text:span text:style-name="T1">contrairement à un serveur classique Apache, php Node.js gère tout les entrées/sorties et aussi le langage de programmation, il est monothread contrairement à Apache qui répartit les taches entre les différents threads.</text:span></text:p>
      <text:p text:style-name="P4"/>
      <text:p text:style-name="P5">Apache traite les taches en parallèle, Node.js n'en traite qu'une à la fois mais n'attend pas le résultat pour passer à la suivante, c'est l'événement <text:s/>résultat qui déclenche la suite de l'exécution de la <text:span text:style-name="T2">suite de la </text:span>requête.</text:p>
      <text:p text:style-name="P4"/>
      <text:p text:style-name="P1">Node.js utilise un gestionnaire de paquets NPM qui est la bibliothèque de paquets la plus importante du monde et permet d'utiliser de nombreux développement déjà existants.</text:p>
      <text:p text:style-name="P1"/>
      <text:p text:style-name="P2">Node.js a de nombreux framework, le plus développé étant Meteor puis qu'il englobe complètement Node.js et s'utilise comme un système complet.</text:p>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67cm" fo:margin-right="2.0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9:24:44.036592000</meta:creation-date>
    <meta:print-date>2017-03-29T10:19:47.883282000</meta:print-date>
    <dc:date>2017-03-29T10:22:47.056223000</dc:date>
    <meta:editing-duration>PT11M12S</meta:editing-duration>
    <meta:editing-cycles>1</meta:editing-cycles>
    <meta:document-statistic meta:table-count="0" meta:image-count="0" meta:object-count="0" meta:page-count="1" meta:paragraph-count="9" meta:word-count="229" meta:character-count="1435" meta:non-whitespace-character-count="1213"/>
    <meta:generator>LibreOffice/5.0.2.2$MacOSX_X86_64 LibreOffice_project/37b43f919e4de5eeaca9b9755ed688758a8251fe</meta:generator>
  </office:meta>
</office:document-meta>
</file>